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10000201000000800000002DEBCD5367.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72in"/>
    </style:style>
    <style:style style:name="co2" style:family="table-column">
      <style:table-column-properties fo:break-before="auto" style:column-width="0.2665in"/>
    </style:style>
    <style:style style:name="co3"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202in" fo:break-before="auto" style:use-optimal-row-height="true"/>
    </style:style>
    <style:style style:name="ro3" style:family="table-row">
      <style:table-row-properties style:row-height="0.1929in" fo:break-before="auto" style:use-optimal-row-height="true"/>
    </style:style>
    <style:style style:name="ro4" style:family="table-row">
      <style:table-row-properties style:row-height="0.2189in" fo:break-before="auto" style:use-optimal-row-height="false"/>
    </style:style>
    <style:style style:name="ta1" style:family="table" style:master-page-name="PageStyle_5f_ACDA_20_Dance_20_Details">
      <style:table-properties table:display="true" style:writing-mode="lr-tb"/>
    </style:style>
    <style:style style:name="ce1" style:family="table-cell" style:parent-style-name="Excel_20_Built-in_20_Normal">
      <style:table-cell-properties fo:background-color="#003300" style:cell-protect="protected" style:print-content="tru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Excel_20_Built-in_20_Normal">
      <style:table-cell-properties fo:background-color="#003300" style:cell-protect="protected" style:print-content="true" style:diagonal-bl-tr="none" style:diagonal-tl-br="none" style:rotation-align="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Excel_20_Built-in_20_Normal">
      <style:table-cell-properties fo:background-color="#003300" style:cell-protect="protected" style:print-content="tru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Normal">
      <style:table-cell-properties fo:background-color="#ffffff"/>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none" fo:background-color="#ffffff" style:cell-protect="protected" style:print-content="true" style:diagonal-bl-tr="none" style:diagonal-tl-br="none" fo:border-left="0.0555in solid #c0c0c0" fo:border-right="none" style:rotation-align="none" fo:border-top="0.0555in solid #c0c0c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Excel_20_Built-in_20_Normal">
      <style:table-cell-properties fo:border-bottom="none" fo:background-color="#ffffff" style:cell-protect="protected" style:print-content="true" style:diagonal-bl-tr="none" style:diagonal-tl-br="none" fo:border-left="0.0555in solid #c0c0c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Excel_20_Built-in_20_Normal">
      <style:table-cell-properties fo:border-bottom="none" fo:background-color="#ffffff" style:cell-protect="protected" style:print-content="true" style:diagonal-bl-tr="none" style:diagonal-tl-br="none" fo:border-left="0.0555in solid #c0c0c0" fo:border-right="none" style:rotation-align="none" fo:border-top="non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Excel_20_Built-in_20_Normal">
      <style:table-cell-properties fo:border-bottom="0.0555in solid #c0c0c0" fo:background-color="#ffffff" style:cell-protect="protected" style:print-content="true" style:diagonal-bl-tr="none" style:diagonal-tl-br="none" fo:border-left="0.0555in solid #c0c0c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20_Built-in_20_Normal">
      <style:table-cell-properties fo:background-color="#0033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Excel_20_Built-in_20_Normal">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555in solid #c0c0c0" style:vertical-align="bottom"/>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Excel_20_Built-in_20_Normal">
      <style:table-cell-properties fo:border-bottom="none" fo:background-color="#ffffff" style:diagonal-bl-tr="none" style:diagonal-tl-br="none" style:text-align-source="fix" style:repeat-content="false" fo:wrap-option="no-wrap" fo:border-left="0.0138in solid #101010" style:direction="ltr" fo:border-right="none" style:rotation-angle="0" style:rotation-align="none" style:shrink-to-fit="false" fo:border-top="0.0138in solid #101010"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Excel_20_Built-in_20_Normal">
      <style:table-cell-properties fo:border-bottom="0.0138in solid #101010" fo:background-color="#ffffff" style:diagonal-bl-tr="none" style:diagonal-tl-br="none" style:text-align-source="fix" style:repeat-content="false" fo:wrap-option="no-wrap" fo:border-left="0.0138in solid #101010" style:direction="ltr" fo:border-right="none"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tru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Excel_20_Built-in_20_Normal">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Excel_20_Built-in_20_Normal">
      <style:table-cell-properties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Excel_20_Built-in_20_Normal">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Excel_20_Built-in_20_Normal">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20_Built-in_20_Normal">
      <style:table-cell-properties fo:background-color="#c0c0c0" style:diagonal-bl-tr="none" style:diagonal-tl-br="none" style:text-align-source="fix" style:repeat-content="false" fo:wrap-option="wrap" fo:border="0.0346in solid #10101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Excel_20_Built-in_20_Normal">
      <style:table-cell-properties fo:border-bottom="0.0555in solid #c0c0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Excel_20_Built-in_20_Normal">
      <style:table-cell-properties fo:border-bottom="0.0138in solid #000000" fo:background-color="#ffffff"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tru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138in solid #101010" style:vertical-align="middle"/>
      <style:paragraph-properties fo:text-align="start" fo:margin-left="0in" style:writing-mode="page"/>
      <style:text-properties fo:color="#dd0806"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Excel_20_Built-in_20_Normal">
      <style:table-cell-properties fo:border-bottom="0.0138in solid #10101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Excel_20_Built-in_20_Normal">
      <style:table-cell-properties fo:border-bottom="none" fo:background-color="#ffffff" style:cell-protect="protected" style:print-content="true" style:diagonal-bl-tr="none" style:diagonal-tl-br="none" fo:border-left="none" fo:border-right="none" style:rotation-align="none" fo:border-top="0.0555in solid #c0c0c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Excel_20_Built-in_20_Normal">
      <style:table-cell-properties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true" fo:border-top="none"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Excel_20_Built-in_20_Normal">
      <style:table-cell-properties fo:background-color="#ffffff"/>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Excel_20_Built-in_20_Normal">
      <style:table-cell-properties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true" fo:border-top="non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Excel_20_Built-in_20_Normal">
      <style:table-cell-properties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Excel_20_Built-in_20_Normal">
      <style:table-cell-properties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Excel_20_Built-in_20_Normal">
      <style:table-cell-properties fo:border-bottom="0.0346in solid #101010"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0.0138in solid #101010" style:rotation-angle="0" style:rotation-align="none" style:shrink-to-fit="false" fo:border-top="0.0138in solid #101010"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Excel_20_Built-in_20_Normal">
      <style:table-cell-properties fo:border-bottom="0.0138in solid #101010" fo:background-color="#ffffff" style:diagonal-bl-tr="none" style:diagonal-tl-br="none" style:text-align-source="fix" style:repeat-content="false" fo:wrap-option="no-wrap" fo:border-left="none" style:direction="ltr" fo:border-right="0.0138in solid #10101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Excel_20_Built-in_20_Normal">
      <style:table-cell-properties fo:background-color="#ffffff"/>
    </style:style>
    <style:style style:name="ce53"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Excel_20_Built-in_20_Hyperlink">
      <style:table-cell-properties fo:border-bottom="0.0346in solid #101010"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bottom"/>
      <style:paragraph-properties fo:text-align="center" fo:margin-left="0in" style:writing-mode="page"/>
      <style:text-properties fo:color="#0000d4"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Excel_20_Built-in_20_Normal">
      <style:table-cell-properties fo:border-bottom="0.0555in solid #c0c0c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Excel_20_Built-in_20_Hyperlink">
      <style:table-cell-properties fo:border-bottom="0.0346in solid #101010"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style:paragraph-properties fo:text-align="center" fo:margin-left="0in" style:writing-mode="page"/>
      <style:text-properties fo:color="#0000d4"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Excel_20_Built-in_20_Normal">
      <style:table-cell-properties fo:border-bottom="0.0138in solid #000000" fo:background-color="#ffffff"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Excel_20_Built-in_20_Normal">
      <style:table-cell-properties fo:border-bottom="none" fo:background-color="#ffffff" style:cell-protect="protected" style:print-content="true" style:diagonal-bl-tr="none" style:diagonal-tl-br="none" fo:border-left="none" fo:border-right="0.0555in solid #c0c0c0" style:rotation-align="none" fo:border-top="0.0555in solid #c0c0c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Excel_20_Built-in_20_Normal">
      <style:table-cell-properties fo:border-bottom="none" fo:background-color="#ffffff" style:cell-protect="protected" style:print-content="true" style:diagonal-bl-tr="none" style:diagonal-tl-br="none" fo:border-left="none" fo:border-right="0.0555in solid #c0c0c0"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Excel_20_Built-in_20_Normal">
      <style:table-cell-properties fo:border-bottom="none" fo:background-color="#ffffff" style:cell-protect="protected" style:print-content="true" style:diagonal-bl-tr="none" style:diagonal-tl-br="none" fo:border-left="none" fo:border-right="0.0555in solid #c0c0c0" style:rotation-align="none" fo:border-top="non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Excel_20_Built-in_20_Normal">
      <style:table-cell-properties fo:border-bottom="0.0555in solid #c0c0c0" fo:background-color="#ffffff" style:cell-protect="protected" style:print-content="true" style:diagonal-bl-tr="none" style:diagonal-tl-br="none" fo:border-left="none" fo:border-right="0.0555in solid #c0c0c0"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Excel_20_Built-in_20_Normal">
      <style:table-cell-properties fo:background-color="#003300" style:cell-protect="protected" style:print-content="true" style:diagonal-bl-tr="none" style:diagonal-tl-br="none" style:rotation-align="non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Excel_20_Built-in_20_Normal">
      <style:table-cell-properties fo:background-color="#003300" style:cell-protect="protected" style:print-content="true" style:diagonal-bl-tr="none" style:diagonal-tl-br="none" style:rotation-align="none"/>
      <style:text-properties style:use-window-font-color="true" style:text-outline="false" style:text-line-through-styl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fo:color="#dd0806" style:text-outline="false" style:text-line-through-style="none" style:text-position="super 58%"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2" style:family="text">
      <style:text-properties fo:color="#dd0806"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ACDA Dance Details" table:style-name="ta1" table:print-ranges="'ACDA Dance Details'.C3:'ACDA Dance Details'.L63">
        <office:forms form:automatic-focus="false" form:apply-design-mode="false"/>
        <table:table-column table:style-name="co1" table:default-cell-style-name="ce4"/>
        <table:table-column table:style-name="co2" table:default-cell-style-name="ce4"/>
        <table:table-column table:style-name="co3" table:number-columns-repeated="10" table:default-cell-style-name="ce4"/>
        <table:table-column table:style-name="co2" table:default-cell-style-name="ce4"/>
        <table:table-column table:style-name="co1" table:number-columns-repeated="1011" table:default-cell-style-name="ce4"/>
        <table:table-row table:style-name="ro1">
          <table:table-cell table:style-name="ce1" table:number-columns-repeated="2"/>
          <table:table-cell table:style-name="ce9" table:number-columns-repeated="3"/>
          <table:table-cell table:style-name="ce1" table:number-columns-repeated="9"/>
          <table:table-cell table:number-columns-repeated="1010"/>
        </table:table-row>
        <table:table-row table:style-name="ro1">
          <table:table-cell table:style-name="ce2"/>
          <table:table-cell table:style-name="ce5"/>
          <table:table-cell table:style-name="ce10" table:number-columns-repeated="3"/>
          <table:table-cell table:style-name="ce41" table:number-columns-repeated="2"/>
          <table:table-cell table:style-name="ce10"/>
          <table:table-cell table:style-name="ce41" table:number-columns-repeated="4"/>
          <table:table-cell table:style-name="ce59"/>
          <table:table-cell table:style-name="ce2"/>
          <table:table-cell table:number-columns-repeated="1010"/>
        </table:table-row>
        <table:table-row table:style-name="ro2">
          <table:table-cell table:style-name="ce1"/>
          <table:table-cell table:style-name="ce6"/>
          <table:table-cell table:style-name="ce11" office:value-type="string" table:number-columns-spanned="2" table:number-rows-spanned="1">
            <text:p>Please submit by:</text:p>
          </table:table-cell>
          <table:covered-table-cell table:style-name="ce11"/>
          <table:table-cell table:style-name="ce36" office:value-type="string" table:number-columns-spanned="2" table:number-rows-spanned="1">
            <text:p>February 1<text:span text:style-name="T1">st</text:span><text:span text:style-name="T2">, 2017</text:span></text:p>
          </table:table-cell>
          <table:covered-table-cell table:style-name="ce36"/>
          <table:table-cell table:style-name="ce48" office:value-type="string" table:number-columns-spanned="6" table:number-rows-spanned="1">
            <text:p>ACDA 2017 Central Region Conference</text:p>
          </table:table-cell>
          <table:covered-table-cell table:number-columns-repeated="5" table:style-name="ce48"/>
          <table:table-cell table:style-name="ce60"/>
          <table:table-cell table:style-name="ce2"/>
          <table:table-cell table:number-columns-repeated="1010"/>
        </table:table-row>
        <table:table-row table:style-name="ro1">
          <table:table-cell table:style-name="ce2"/>
          <table:table-cell table:style-name="ce6"/>
          <table:table-cell table:style-name="ce12" office:value-type="string" table:number-columns-spanned="2" table:number-rows-spanned="1">
            <text:p>Email document to:</text:p>
          </table:table-cell>
          <table:covered-table-cell table:style-name="ce12"/>
          <table:table-cell table:style-name="ce37" office:value-type="string" table:number-columns-spanned="2" table:number-rows-spanned="1">
            <text:p>ben.roose@wichita.edu</text:p>
          </table:table-cell>
          <table:covered-table-cell table:style-name="ce37"/>
          <table:table-cell table:style-name="ce49" office:value-type="string" table:number-columns-spanned="6" table:number-rows-spanned="1">
            <text:p>Adjudication Dance Details (1 sheet per dance)</text:p>
          </table:table-cell>
          <table:covered-table-cell table:number-columns-repeated="5" table:style-name="ce49"/>
          <table:table-cell table:style-name="ce60"/>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51" table:number-columns-repeated="4"/>
          <table:table-cell table:style-name="ce60"/>
          <table:table-cell table:style-name="ce2"/>
          <table:table-cell table:number-columns-repeated="1010"/>
        </table:table-row>
        <table:table-row table:style-name="ro1">
          <table:table-cell table:style-name="ce2"/>
          <table:table-cell table:style-name="ce6"/>
          <table:table-cell table:style-name="ce14" office:value-type="string" table:number-columns-spanned="10" table:number-rows-spanned="1">
            <text:p>BIOGRAPHIC INFORMATION FOR PROGRAMME LISTING</text:p>
          </table:table-cell>
          <table:covered-table-cell table:number-columns-repeated="8" table:style-name="ce29"/>
          <table:covered-table-cell table:style-name="ce58"/>
          <table:table-cell table:style-name="ce60"/>
          <table:table-cell table:style-name="ce2"/>
          <table:table-cell table:number-columns-repeated="1010"/>
        </table:table-row>
        <table:table-row table:style-name="ro1">
          <table:table-cell table:style-name="ce2"/>
          <table:table-cell table:style-name="ce6"/>
          <table:table-cell table:style-name="ce15" office:value-type="string" table:number-columns-spanned="3" table:number-rows-spanned="1">
            <text:p>College/University:</text:p>
          </table:table-cell>
          <table:covered-table-cell table:number-columns-repeated="2" table:style-name="ce30"/>
          <table:table-cell table:style-name="ce42" office:value-type="string" table:number-columns-spanned="7" table:number-rows-spanned="1">
            <text:p>University of Central Oklahoma</text:p>
          </table:table-cell>
          <table:covered-table-cell table:number-columns-repeated="6" table:style-name="ce42"/>
          <table:table-cell table:style-name="ce60"/>
          <table:table-cell table:style-name="ce2"/>
          <table:table-cell table:number-columns-repeated="1010"/>
        </table:table-row>
        <table:table-row table:style-name="ro1">
          <table:table-cell table:style-name="ce2"/>
          <table:table-cell table:style-name="ce6"/>
          <table:table-cell table:number-columns-repeated="2"/>
          <table:table-cell table:style-name="ce38"/>
          <table:table-cell table:style-name="ce43" table:number-columns-repeated="4"/>
          <table:table-cell table:number-columns-repeated="3"/>
          <table:table-cell table:style-name="ce60"/>
          <table:table-cell table:style-name="ce2"/>
          <table:table-cell table:number-columns-repeated="1010"/>
        </table:table-row>
        <table:table-row table:style-name="ro1">
          <table:table-cell table:style-name="ce2"/>
          <table:table-cell table:style-name="ce6"/>
          <table:table-cell table:style-name="ce15" office:value-type="string" table:number-columns-spanned="3" table:number-rows-spanned="1">
            <text:p>Dance Title:</text:p>
          </table:table-cell>
          <table:covered-table-cell table:number-columns-repeated="2" table:style-name="ce30"/>
          <table:table-cell table:style-name="ce42" office:value-type="float" office:value="1346" table:number-columns-spanned="7" table:number-rows-spanned="1">
            <text:p>1346</text:p>
          </table:table-cell>
          <table:covered-table-cell table:number-columns-repeated="6" table:style-name="ce42"/>
          <table:table-cell table:style-name="ce60"/>
          <table:table-cell table:style-name="ce2"/>
          <table:table-cell table:number-columns-repeated="1010"/>
        </table:table-row>
        <table:table-row table:style-name="ro1">
          <table:table-cell table:style-name="ce2"/>
          <table:table-cell table:style-name="ce6"/>
          <table:table-cell table:number-columns-repeated="2"/>
          <table:table-cell table:style-name="ce38"/>
          <table:table-cell table:style-name="ce43" table:number-columns-repeated="4"/>
          <table:table-cell table:number-columns-repeated="3"/>
          <table:table-cell table:style-name="ce60"/>
          <table:table-cell table:style-name="ce2"/>
          <table:table-cell table:number-columns-repeated="1010"/>
        </table:table-row>
        <table:table-row table:style-name="ro1">
          <table:table-cell table:style-name="ce2"/>
          <table:table-cell table:style-name="ce6"/>
          <table:table-cell table:style-name="ce15" office:value-type="string" table:number-columns-spanned="3" table:number-rows-spanned="1">
            <text:p>Length of Dance (mins and secs):</text:p>
          </table:table-cell>
          <table:covered-table-cell table:number-columns-repeated="2" table:style-name="ce30"/>
          <table:table-cell table:style-name="ce42" office:value-type="string" table:number-columns-spanned="7" table:number-rows-spanned="1">
            <text:p>6 minutes</text:p>
          </table:table-cell>
          <table:covered-table-cell table:number-columns-repeated="6" table:style-name="ce42"/>
          <table:table-cell table:style-name="ce60"/>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51" table:number-columns-repeated="4"/>
          <table:table-cell table:style-name="ce60"/>
          <table:table-cell table:style-name="ce2"/>
          <table:table-cell table:number-columns-repeated="1010"/>
        </table:table-row>
        <table:table-row table:style-name="ro1">
          <table:table-cell table:style-name="ce2"/>
          <table:table-cell table:style-name="ce6"/>
          <table:table-cell table:style-name="ce15" office:value-type="string" table:number-columns-spanned="3" table:number-rows-spanned="1">
            <text:p>Choreographer:</text:p>
          </table:table-cell>
          <table:covered-table-cell table:number-columns-repeated="2" table:style-name="ce30"/>
          <table:table-cell table:style-name="ce42" office:value-type="string" table:number-columns-spanned="7" table:number-rows-spanned="1">
            <text:p>Tate Weiss</text:p>
          </table:table-cell>
          <table:covered-table-cell table:number-columns-repeated="6" table:style-name="ce42"/>
          <table:table-cell table:style-name="ce60"/>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51" table:number-columns-repeated="4"/>
          <table:table-cell table:style-name="ce60"/>
          <table:table-cell table:style-name="ce2"/>
          <table:table-cell table:number-columns-repeated="1010"/>
        </table:table-row>
        <table:table-row table:style-name="ro1">
          <table:table-cell table:style-name="ce1"/>
          <table:table-cell table:style-name="ce6"/>
          <table:table-cell table:style-name="ce15" office:value-type="string" table:number-columns-spanned="3" table:number-rows-spanned="1">
            <text:p>Choreographer is:</text:p>
          </table:table-cell>
          <table:covered-table-cell table:number-columns-repeated="2" table:style-name="ce30"/>
          <table:table-cell table:style-name="ce15" office:value-type="string" table:number-columns-spanned="2" table:number-rows-spanned="1">
            <text:p>Faculty/Guest Artist</text:p>
          </table:table-cell>
          <table:covered-table-cell table:style-name="ce30"/>
          <table:table-cell table:style-name="ce45"/>
          <table:table-cell table:style-name="ce52"/>
          <table:table-cell table:style-name="ce38" office:value-type="string">
            <text:p>or Student</text:p>
          </table:table-cell>
          <table:table-cell table:style-name="ce57" office:value-type="string">
            <text:p>Student</text:p>
          </table:table-cell>
          <table:table-cell/>
          <table:table-cell table:style-name="ce60"/>
          <table:table-cell table:style-name="ce2"/>
          <table:table-cell table:number-columns-repeated="1010"/>
        </table:table-row>
        <table:table-row table:style-name="ro1">
          <table:table-cell table:style-name="ce3"/>
          <table:table-cell table:style-name="ce7"/>
          <table:table-cell table:number-columns-repeated="2"/>
          <table:table-cell table:style-name="ce38"/>
          <table:table-cell table:style-name="ce43" table:number-columns-repeated="4"/>
          <table:table-cell table:number-columns-repeated="3"/>
          <table:table-cell table:style-name="ce61"/>
          <table:table-cell table:style-name="ce63"/>
          <table:table-cell table:number-columns-repeated="1010"/>
        </table:table-row>
        <table:table-row table:style-name="ro1">
          <table:table-cell table:style-name="ce2"/>
          <table:table-cell table:style-name="ce6"/>
          <table:table-cell table:style-name="ce15" office:value-type="string" table:number-columns-spanned="3" table:number-rows-spanned="1">
            <text:p>Music:</text:p>
          </table:table-cell>
          <table:covered-table-cell table:number-columns-repeated="2" table:style-name="ce30"/>
          <table:table-cell table:style-name="ce42" table:number-columns-spanned="7" table:number-rows-spanned="1"/>
          <table:covered-table-cell table:number-columns-repeated="6" table:style-name="ce42"/>
          <table:table-cell table:style-name="ce60"/>
          <table:table-cell table:style-name="ce2"/>
          <table:table-cell table:number-columns-repeated="1010"/>
        </table:table-row>
        <table:table-row table:style-name="ro1">
          <table:table-cell table:style-name="ce2"/>
          <table:table-cell table:style-name="ce6"/>
          <table:table-cell table:number-columns-repeated="10"/>
          <table:table-cell table:style-name="ce60"/>
          <table:table-cell table:style-name="ce2"/>
          <table:table-cell table:number-columns-repeated="1010"/>
        </table:table-row>
        <table:table-row table:style-name="ro1">
          <table:table-cell table:style-name="ce2"/>
          <table:table-cell table:style-name="ce6"/>
          <table:table-cell table:style-name="ce15" office:value-type="string" table:number-columns-spanned="3" table:number-rows-spanned="1">
            <text:p>Costume Designer:</text:p>
          </table:table-cell>
          <table:covered-table-cell table:number-columns-repeated="2" table:style-name="ce30"/>
          <table:table-cell table:style-name="ce42" office:value-type="string" table:number-columns-spanned="7" table:number-rows-spanned="1">
            <text:p>Tate Weiss</text:p>
          </table:table-cell>
          <table:covered-table-cell table:number-columns-repeated="6" table:style-name="ce42"/>
          <table:table-cell table:style-name="ce60"/>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51" table:number-columns-repeated="4"/>
          <table:table-cell table:style-name="ce60"/>
          <table:table-cell table:style-name="ce2"/>
          <table:table-cell table:number-columns-repeated="1010"/>
        </table:table-row>
        <table:table-row table:style-name="ro1">
          <table:table-cell table:style-name="ce2"/>
          <table:table-cell table:style-name="ce6"/>
          <table:table-cell table:style-name="ce15" office:value-type="string" table:number-columns-spanned="3" table:number-rows-spanned="1">
            <text:p>Lighting Designer:</text:p>
          </table:table-cell>
          <table:covered-table-cell table:number-columns-repeated="2" table:style-name="ce30"/>
          <table:table-cell table:style-name="ce42" office:value-type="string" table:number-columns-spanned="7" table:number-rows-spanned="1">
            <text:p>Rebekah Wallace</text:p>
          </table:table-cell>
          <table:covered-table-cell table:number-columns-repeated="6" table:style-name="ce42"/>
          <table:table-cell table:style-name="ce60"/>
          <table:table-cell table:style-name="ce64"/>
          <table:table-cell table:number-columns-repeated="1010"/>
        </table:table-row>
        <table:table-row table:style-name="ro1">
          <table:table-cell table:style-name="ce1"/>
          <table:table-cell table:style-name="ce6"/>
          <table:table-cell table:number-columns-repeated="10"/>
          <table:table-cell table:style-name="ce60"/>
          <table:table-cell table:style-name="ce2"/>
          <table:table-cell table:number-columns-repeated="1010"/>
        </table:table-row>
        <table:table-row table:style-name="ro1">
          <table:table-cell table:style-name="ce1"/>
          <table:table-cell table:style-name="ce6"/>
          <table:table-cell table:style-name="ce15" office:value-type="string" table:number-columns-spanned="3" table:number-rows-spanned="1">
            <text:p>Performers:</text:p>
          </table:table-cell>
          <table:covered-table-cell table:number-columns-repeated="2" table:style-name="ce30"/>
          <table:table-cell table:style-name="ce44" office:value-type="string" table:number-columns-spanned="7" table:number-rows-spanned="2">
            <text:p>Ali Hendrix, Bailey Smith, Chloe Jenson, Bri Clark</text:p>
          </table:table-cell>
          <table:covered-table-cell table:number-columns-repeated="6" table:style-name="ce44"/>
          <table:table-cell table:style-name="ce60"/>
          <table:table-cell table:style-name="ce2"/>
          <table:table-cell table:number-columns-repeated="1010"/>
        </table:table-row>
        <table:table-row table:style-name="ro1">
          <table:table-cell table:style-name="ce3"/>
          <table:table-cell table:style-name="ce7"/>
          <table:table-cell table:number-columns-repeated="3"/>
          <table:covered-table-cell table:number-columns-repeated="7" table:style-name="ce44"/>
          <table:table-cell table:style-name="ce61"/>
          <table:table-cell table:style-name="ce63"/>
          <table:table-cell table:number-columns-repeated="1010"/>
        </table:table-row>
        <table:table-row table:style-name="ro1">
          <table:table-cell table:style-name="ce3"/>
          <table:table-cell table:style-name="ce7"/>
          <table:table-cell table:number-columns-repeated="10"/>
          <table:table-cell table:style-name="ce61"/>
          <table:table-cell table:style-name="ce63"/>
          <table:table-cell table:number-columns-repeated="1010"/>
        </table:table-row>
        <table:table-row table:style-name="ro1">
          <table:table-cell table:style-name="ce3"/>
          <table:table-cell table:style-name="ce7"/>
          <table:table-cell table:style-name="ce15" office:value-type="string" table:number-columns-spanned="3" table:number-rows-spanned="1">
            <text:p>Additional Credits (if required):</text:p>
          </table:table-cell>
          <table:covered-table-cell table:number-columns-repeated="2" table:style-name="ce30"/>
          <table:table-cell table:style-name="ce44" table:number-columns-spanned="7" table:number-rows-spanned="2"/>
          <table:covered-table-cell table:number-columns-repeated="6" table:style-name="ce44"/>
          <table:table-cell table:style-name="ce61"/>
          <table:table-cell table:style-name="ce63"/>
          <table:table-cell table:number-columns-repeated="1010"/>
        </table:table-row>
        <table:table-row table:style-name="ro1">
          <table:table-cell table:style-name="ce3"/>
          <table:table-cell table:style-name="ce7"/>
          <table:table-cell table:number-columns-repeated="3"/>
          <table:covered-table-cell table:number-columns-repeated="7" table:style-name="ce44"/>
          <table:table-cell table:style-name="ce61"/>
          <table:table-cell table:style-name="ce63"/>
          <table:table-cell table:number-columns-repeated="1010"/>
        </table:table-row>
        <table:table-row table:style-name="ro1">
          <table:table-cell table:style-name="ce3"/>
          <table:table-cell table:style-name="ce7"/>
          <table:table-cell table:number-columns-repeated="6"/>
          <table:table-cell table:style-name="ce53"/>
          <table:table-cell table:number-columns-repeated="3"/>
          <table:table-cell table:style-name="ce61"/>
          <table:table-cell table:style-name="ce63"/>
          <table:table-cell table:number-columns-repeated="1010"/>
        </table:table-row>
        <table:table-row table:style-name="ro1">
          <table:table-cell table:style-name="ce3"/>
          <table:table-cell table:style-name="ce7"/>
          <table:table-cell table:style-name="ce14" office:value-type="string" table:number-columns-spanned="10" table:number-rows-spanned="1">
            <text:p>TECHNICAL CONTACT INFORMATION</text:p>
          </table:table-cell>
          <table:covered-table-cell table:number-columns-repeated="8" table:style-name="ce29"/>
          <table:covered-table-cell table:style-name="ce58"/>
          <table:table-cell table:style-name="ce61"/>
          <table:table-cell table:style-name="ce63"/>
          <table:table-cell table:number-columns-repeated="1010"/>
        </table:table-row>
        <table:table-row table:style-name="ro1">
          <table:table-cell table:style-name="ce1"/>
          <table:table-cell table:style-name="ce6"/>
          <table:table-cell table:style-name="ce16" office:value-type="string" table:number-columns-spanned="3" table:number-rows-spanned="1">
            <text:p>Technical Contact Person:</text:p>
          </table:table-cell>
          <table:covered-table-cell table:number-columns-repeated="2" table:style-name="ce31"/>
          <table:table-cell table:style-name="ce42" office:value-type="string" table:number-columns-spanned="7" table:number-rows-spanned="1">
            <text:p>Rebekah Wallace</text:p>
          </table:table-cell>
          <table:covered-table-cell table:number-columns-repeated="6" table:style-name="ce42"/>
          <table:table-cell table:style-name="ce60"/>
          <table:table-cell table:style-name="ce2"/>
          <table:table-cell table:number-columns-repeated="1010"/>
        </table:table-row>
        <table:table-row table:style-name="ro1">
          <table:table-cell table:style-name="ce1"/>
          <table:table-cell table:style-name="ce6"/>
          <table:table-cell table:number-columns-repeated="2"/>
          <table:table-cell table:style-name="ce38"/>
          <table:table-cell table:style-name="ce43" table:number-columns-repeated="4"/>
          <table:table-cell table:number-columns-repeated="3"/>
          <table:table-cell table:style-name="ce60"/>
          <table:table-cell table:style-name="ce2"/>
          <table:table-cell table:number-columns-repeated="1010"/>
        </table:table-row>
        <table:table-row table:style-name="ro3">
          <table:table-cell table:style-name="ce1"/>
          <table:table-cell table:style-name="ce6"/>
          <table:table-cell table:style-name="ce15" office:value-type="string" table:number-columns-spanned="3" table:number-rows-spanned="1">
            <text:p>Phone:</text:p>
          </table:table-cell>
          <table:covered-table-cell table:number-columns-repeated="2" table:style-name="ce30"/>
          <table:table-cell table:style-name="ce45" office:value-type="string" table:number-columns-spanned="2" table:number-rows-spanned="1">
            <text:p>318-250-7049</text:p>
          </table:table-cell>
          <table:covered-table-cell table:style-name="ce45"/>
          <table:table-cell table:style-name="ce38" office:value-type="string">
            <text:p>Email:</text:p>
          </table:table-cell>
          <table:table-cell table:style-name="ce54" office:value-type="string" table:number-columns-spanned="4" table:number-rows-spanned="1">
            <text:p><text:a xlink:href="mailto:rwallace6@uco.edu">rwallace6@uco.edu</text:a></text:p>
          </table:table-cell>
          <table:covered-table-cell table:number-columns-repeated="3" table:style-name="ce54"/>
          <table:table-cell table:style-name="ce60"/>
          <table:table-cell table:style-name="ce2"/>
          <table:table-cell table:number-columns-repeated="1010"/>
        </table:table-row>
        <table:table-row table:style-name="ro1">
          <table:table-cell table:style-name="ce3"/>
          <table:table-cell table:style-name="ce7"/>
          <table:table-cell table:number-columns-repeated="2"/>
          <table:table-cell table:style-name="ce38"/>
          <table:table-cell table:style-name="ce43" table:number-columns-repeated="4"/>
          <table:table-cell table:number-columns-repeated="3"/>
          <table:table-cell table:style-name="ce61"/>
          <table:table-cell table:style-name="ce63"/>
          <table:table-cell table:number-columns-repeated="1010"/>
        </table:table-row>
        <table:table-row table:style-name="ro1">
          <table:table-cell table:style-name="ce1"/>
          <table:table-cell table:style-name="ce6"/>
          <table:table-cell table:style-name="ce17" office:value-type="string" table:number-columns-spanned="10" table:number-rows-spanned="1">
            <text:p>COLOUR CHANGE INFORMATION</text:p>
          </table:table-cell>
          <table:covered-table-cell table:number-columns-repeated="9" table:style-name="ce32"/>
          <table:table-cell table:style-name="ce60"/>
          <table:table-cell table:style-name="ce2"/>
          <table:table-cell table:number-columns-repeated="1010"/>
        </table:table-row>
        <table:table-row table:style-name="ro4">
          <table:table-cell table:style-name="ce1"/>
          <table:table-cell table:style-name="ce6"/>
          <table:table-cell table:style-name="ce18" office:value-type="string" table:number-columns-spanned="10" table:number-rows-spanned="6">
            <text:p>Physical colour gel changes for each dance will be possible in the Mid 'Chest', and Low 'Shin' boom lighting fixtures only.</text:p>
            <text:p>The host university will provide three 'rep' sets of colour for use in boom fixtures by visiting school consisting of L201 (cool), L204 (warm), and R52 (lavender). Any other colour required must be provided by visiting school upon arrival consiting of sixteen unframed cuts at ETC Source 4 36 degree size (6.25” square).</text:p>
            <text:p/>
            <text:p>There will be LED colour mixing available from an overhead RGBW par wash and a cyclorama RGBA flood wash. LED colour should be specified within the lighting cue tracking sheet and will be programmed into the lighting console as part of the lighting cues.</text:p>
          </table:table-cell>
          <table:covered-table-cell table:number-columns-repeated="9" table:style-name="ce19"/>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19"/>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19"/>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19"/>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19"/>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19"/>
          <table:table-cell table:style-name="ce60"/>
          <table:table-cell table:style-name="ce2"/>
          <table:table-cell table:number-columns-repeated="1010"/>
        </table:table-row>
        <table:table-row table:style-name="ro1">
          <table:table-cell table:style-name="ce1"/>
          <table:table-cell table:style-name="ce6"/>
          <table:table-cell table:style-name="ce20" table:number-columns-repeated="10"/>
          <table:table-cell table:style-name="ce60"/>
          <table:table-cell table:style-name="ce2"/>
          <table:table-cell table:number-columns-repeated="1010"/>
        </table:table-row>
        <table:table-row table:style-name="ro1">
          <table:table-cell table:style-name="ce1"/>
          <table:table-cell table:style-name="ce6"/>
          <table:table-cell table:style-name="ce17" office:value-type="string" table:number-columns-spanned="10" table:number-rows-spanned="1">
            <text:p>COLOUR SELECTIONS</text:p>
          </table:table-cell>
          <table:covered-table-cell table:number-columns-repeated="9" table:style-name="ce32"/>
          <table:table-cell table:style-name="ce60"/>
          <table:table-cell table:style-name="ce2"/>
          <table:table-cell table:number-columns-repeated="1010"/>
        </table:table-row>
        <table:table-row table:style-name="ro1">
          <table:table-cell table:style-name="ce1"/>
          <table:table-cell table:style-name="ce6"/>
          <table:table-cell table:style-name="ce21" office:value-type="string" table:number-columns-spanned="2" table:number-rows-spanned="1">
            <text:p>Mid 'chest'</text:p>
          </table:table-cell>
          <table:covered-table-cell table:style-name="ce27"/>
          <table:table-cell table:style-name="ce38" office:value-type="string">
            <text:p>SL:</text:p>
          </table:table-cell>
          <table:table-cell table:style-name="ce46" office:value-type="string" table:number-columns-spanned="2" table:number-rows-spanned="1">
            <text:p>L204</text:p>
          </table:table-cell>
          <table:covered-table-cell table:style-name="ce46"/>
          <table:table-cell table:style-name="ce38" office:value-type="string">
            <text:p>SR:</text:p>
          </table:table-cell>
          <table:table-cell table:style-name="ce46" office:value-type="string" table:number-columns-spanned="2" table:number-rows-spanned="1">
            <text:p>R52</text:p>
          </table:table-cell>
          <table:covered-table-cell table:style-name="ce46"/>
          <table:table-cell table:number-columns-repeated="2"/>
          <table:table-cell table:style-name="ce60"/>
          <table:table-cell table:style-name="ce2"/>
          <table:table-cell table:number-columns-repeated="1010"/>
        </table:table-row>
        <table:table-row table:style-name="ro1">
          <table:table-cell table:style-name="ce1"/>
          <table:table-cell table:style-name="ce6"/>
          <table:table-cell table:number-columns-repeated="2"/>
          <table:table-cell table:style-name="ce38"/>
          <table:table-cell table:number-columns-repeated="7"/>
          <table:table-cell table:style-name="ce60"/>
          <table:table-cell table:style-name="ce2"/>
          <table:table-cell table:number-columns-repeated="1010"/>
        </table:table-row>
        <table:table-row table:style-name="ro1">
          <table:table-cell table:style-name="ce1"/>
          <table:table-cell table:style-name="ce6"/>
          <table:table-cell table:style-name="ce21" office:value-type="string" table:number-columns-spanned="2" table:number-rows-spanned="1">
            <text:p>Low 'shin'</text:p>
          </table:table-cell>
          <table:covered-table-cell table:style-name="ce27"/>
          <table:table-cell table:style-name="ce38" office:value-type="string">
            <text:p>SL:</text:p>
          </table:table-cell>
          <table:table-cell table:style-name="ce46" office:value-type="string" table:number-columns-spanned="2" table:number-rows-spanned="1">
            <text:p>L204</text:p>
          </table:table-cell>
          <table:covered-table-cell table:style-name="ce46"/>
          <table:table-cell table:style-name="ce38" office:value-type="string">
            <text:p>SR:</text:p>
          </table:table-cell>
          <table:table-cell table:style-name="ce46" office:value-type="string" table:number-columns-spanned="2" table:number-rows-spanned="1">
            <text:p>R52</text:p>
          </table:table-cell>
          <table:covered-table-cell table:style-name="ce46"/>
          <table:table-cell table:number-columns-repeated="2"/>
          <table:table-cell table:style-name="ce60"/>
          <table:table-cell table:style-name="ce2"/>
          <table:table-cell table:number-columns-repeated="1010"/>
        </table:table-row>
        <table:table-row table:style-name="ro1">
          <table:table-cell table:style-name="ce1"/>
          <table:table-cell table:style-name="ce6"/>
          <table:table-cell table:number-columns-repeated="2"/>
          <table:table-cell table:style-name="ce38"/>
          <table:table-cell table:style-name="ce43" table:number-columns-repeated="4"/>
          <table:table-cell table:number-columns-repeated="3"/>
          <table:table-cell table:style-name="ce60"/>
          <table:table-cell table:style-name="ce2"/>
          <table:table-cell table:number-columns-repeated="1010"/>
        </table:table-row>
        <table:table-row table:style-name="ro1">
          <table:table-cell table:style-name="ce1"/>
          <table:table-cell table:style-name="ce6"/>
          <table:table-cell table:style-name="ce17" office:value-type="string" table:number-columns-spanned="10" table:number-rows-spanned="1">
            <text:p>SOFT GOOD STAGE BACKGROUND INFORMATION (select only one):</text:p>
          </table:table-cell>
          <table:covered-table-cell table:number-columns-repeated="9" table:style-name="ce32"/>
          <table:table-cell table:style-name="ce60"/>
          <table:table-cell table:style-name="ce2"/>
          <table:table-cell table:number-columns-repeated="1010"/>
        </table:table-row>
        <table:table-row table:style-name="ro1">
          <table:table-cell table:style-name="ce3"/>
          <table:table-cell table:style-name="ce7"/>
          <table:table-cell table:style-name="ce22"/>
          <table:table-cell table:style-name="ce33" office:value-type="string" table:number-columns-spanned="2" table:number-rows-spanned="1">
            <text:p>White Cyclorama</text:p>
          </table:table-cell>
          <table:covered-table-cell table:style-name="ce39"/>
          <table:table-cell table:style-name="ce47"/>
          <table:table-cell table:style-name="ce15" office:value-type="string" table:number-columns-spanned="2" table:number-rows-spanned="1">
            <text:p>Black Velour Curtain</text:p>
          </table:table-cell>
          <table:covered-table-cell table:style-name="ce30"/>
          <table:table-cell table:style-name="ce47" office:value-type="string">
            <text:p>Black</text:p>
          </table:table-cell>
          <table:table-cell table:number-columns-repeated="3"/>
          <table:table-cell table:style-name="ce61"/>
          <table:table-cell table:style-name="ce63"/>
          <table:table-cell table:number-columns-repeated="1010"/>
        </table:table-row>
        <table:table-row table:style-name="ro1">
          <table:table-cell table:style-name="ce1"/>
          <table:table-cell table:style-name="ce6"/>
          <table:table-cell table:number-columns-repeated="2"/>
          <table:table-cell table:style-name="ce38"/>
          <table:table-cell table:style-name="ce43" table:number-columns-repeated="4"/>
          <table:table-cell table:number-columns-repeated="3"/>
          <table:table-cell table:style-name="ce60"/>
          <table:table-cell table:style-name="ce64"/>
          <table:table-cell table:number-columns-repeated="1010"/>
        </table:table-row>
        <table:table-row table:style-name="ro4">
          <table:table-cell table:style-name="ce1"/>
          <table:table-cell table:style-name="ce6"/>
          <table:table-cell table:style-name="ce23" office:value-type="string" table:number-columns-spanned="5" table:number-rows-spanned="1">
            <text:p>OTHER TECHNICAL INFORMATION</text:p>
          </table:table-cell>
          <table:covered-table-cell table:number-columns-repeated="4" table:style-name="ce34"/>
          <table:table-cell table:style-name="ce50"/>
          <table:table-cell table:style-name="ce55" table:number-columns-repeated="4"/>
          <table:table-cell table:style-name="ce60"/>
          <table:table-cell table:style-name="ce2"/>
          <table:table-cell table:number-columns-repeated="1010"/>
        </table:table-row>
        <table:table-row table:style-name="ro4">
          <table:table-cell table:style-name="ce1"/>
          <table:table-cell table:style-name="ce6"/>
          <table:table-cell table:style-name="ce24" office:value-type="string" table:number-columns-spanned="10" table:number-rows-spanned="3">
            <text:p>Please describe below any scenery, stage props, musical instruments, or other non-lighting technical details that will be used in the dance. Please note that all scenery must be free-standing, and no equipment will be allowed which could damage the vinyl dance floor or other parts of the venue.</text:p>
          </table:table-cell>
          <table:covered-table-cell table:number-columns-repeated="9" table:style-name="ce25"/>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25"/>
          <table:table-cell table:style-name="ce60"/>
          <table:table-cell table:style-name="ce64"/>
          <table:table-cell table:number-columns-repeated="1010"/>
        </table:table-row>
        <table:table-row table:style-name="ro1">
          <table:table-cell table:style-name="ce1"/>
          <table:table-cell table:style-name="ce6"/>
          <table:covered-table-cell table:number-columns-repeated="10" table:style-name="ce25"/>
          <table:table-cell table:style-name="ce60"/>
          <table:table-cell table:style-name="ce2"/>
          <table:table-cell table:number-columns-repeated="1010"/>
        </table:table-row>
        <table:table-row table:style-name="ro1">
          <table:table-cell table:style-name="ce1"/>
          <table:table-cell table:style-name="ce6"/>
          <table:table-cell table:number-columns-repeated="2"/>
          <table:table-cell table:style-name="ce38"/>
          <table:table-cell table:style-name="ce43" table:number-columns-repeated="4"/>
          <table:table-cell table:number-columns-repeated="3"/>
          <table:table-cell table:style-name="ce60"/>
          <table:table-cell table:style-name="ce2"/>
          <table:table-cell table:number-columns-repeated="1010"/>
        </table:table-row>
        <table:table-row table:style-name="ro4">
          <table:table-cell table:style-name="ce1"/>
          <table:table-cell table:style-name="ce6"/>
          <table:table-cell table:style-name="ce26" office:value-type="string" table:number-columns-spanned="10" table:number-rows-spanned="6">
            <text:p>Type other technical information here</text:p>
          </table:table-cell>
          <table:covered-table-cell table:number-columns-repeated="9" table:style-name="ce26"/>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26"/>
          <table:table-cell table:style-name="ce60"/>
          <table:table-cell table:style-name="ce64"/>
          <table:table-cell table:number-columns-repeated="1010"/>
        </table:table-row>
        <table:table-row table:style-name="ro1">
          <table:table-cell table:style-name="ce1"/>
          <table:table-cell table:style-name="ce6"/>
          <table:covered-table-cell table:number-columns-repeated="10" table:style-name="ce26"/>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26"/>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26"/>
          <table:table-cell table:style-name="ce60"/>
          <table:table-cell table:style-name="ce2"/>
          <table:table-cell table:number-columns-repeated="1010"/>
        </table:table-row>
        <table:table-row table:style-name="ro1">
          <table:table-cell table:style-name="ce1"/>
          <table:table-cell table:style-name="ce6"/>
          <table:covered-table-cell table:number-columns-repeated="10" table:style-name="ce26"/>
          <table:table-cell table:style-name="ce60"/>
          <table:table-cell table:style-name="ce2"/>
          <table:table-cell table:number-columns-repeated="1010"/>
        </table:table-row>
        <table:table-row table:style-name="ro1">
          <table:table-cell table:style-name="ce1"/>
          <table:table-cell table:style-name="ce6"/>
          <table:table-cell table:number-columns-repeated="10"/>
          <table:table-cell table:style-name="ce60"/>
          <table:table-cell table:style-name="ce64"/>
          <table:table-cell table:number-columns-repeated="1010"/>
        </table:table-row>
        <table:table-row table:style-name="ro1">
          <table:table-cell table:style-name="ce1"/>
          <table:table-cell table:style-name="ce6"/>
          <table:table-cell table:style-name="ce21" table:number-columns-spanned="1" table:number-rows-spanned="2">
            <draw:frame table:end-cell-address="'ACDA Dance Details'.C63" table:end-x="0.7008in" table:end-y="0.1512in" draw:z-index="0" draw:name="Image 1" draw:style-name="gr1" draw:text-style-name="P1" svg:width="0.5772in" svg:height="0.2744in" svg:x="0.1236in" svg:y="0.0539in">
              <draw:image xlink:href="Pictures/10000201000000800000002DEBCD5367.png" xlink:type="simple" xlink:show="embed" xlink:actuate="onLoad">
                <text:p/>
              </draw:image>
            </draw:frame>
          </table:table-cell>
          <table:table-cell table:style-name="ce35" office:value-type="string" table:number-columns-spanned="9" table:number-rows-spanned="1">
            <text:p>Except where otherwise noted, this work is licensed under Creative Commons Attribution-ShareAlike 4.0.</text:p>
          </table:table-cell>
          <table:covered-table-cell table:number-columns-repeated="8" table:style-name="ce40"/>
          <table:table-cell table:style-name="ce60"/>
          <table:table-cell table:style-name="ce2"/>
          <table:table-cell table:number-columns-repeated="1010"/>
        </table:table-row>
        <table:table-row table:style-name="ro3">
          <table:table-cell table:style-name="ce1"/>
          <table:table-cell table:style-name="ce6"/>
          <table:covered-table-cell table:style-name="ce27"/>
          <table:table-cell table:style-name="ce35" office:value-type="string" table:number-columns-spanned="9" table:number-rows-spanned="1">
            <text:p><text:a xlink:href="https://creativecommons.org/licenses/by-sa/4.0/">https://creativecommons.org/licenses/by-sa/4.0/</text:a></text:p>
          </table:table-cell>
          <table:covered-table-cell table:number-columns-repeated="8" table:style-name="ce40"/>
          <table:table-cell table:style-name="ce60"/>
          <table:table-cell table:style-name="ce64"/>
          <table:table-cell table:number-columns-repeated="1010"/>
        </table:table-row>
        <table:table-row table:style-name="ro1">
          <table:table-cell table:style-name="ce1"/>
          <table:table-cell table:style-name="ce8"/>
          <table:table-cell table:style-name="ce28" table:number-columns-repeated="7"/>
          <table:table-cell table:style-name="ce56"/>
          <table:table-cell table:style-name="ce28" table:number-columns-repeated="2"/>
          <table:table-cell table:style-name="ce62"/>
          <table:table-cell table:style-name="ce2"/>
          <table:table-cell table:number-columns-repeated="1010"/>
        </table:table-row>
        <table:table-row table:style-name="ro1">
          <table:table-cell table:style-name="ce1" table:number-columns-repeated="2"/>
          <table:table-cell table:style-name="ce9" table:number-columns-repeated="7"/>
          <table:table-cell table:style-name="ce1" table:number-columns-repeated="2"/>
          <table:table-cell table:style-name="ce9"/>
          <table:table-cell table:style-name="ce1"/>
          <table:table-cell table:style-name="ce2"/>
          <table:table-cell table:number-columns-repeated="1010"/>
        </table:table-row>
        <table:table-row table:style-name="ro1" table:number-rows-repeated="1048510">
          <table:table-cell table:number-columns-repeated="1024"/>
        </table:table-row>
        <table:table-row table:style-name="ro1">
          <table:table-cell table:number-columns-repeated="1024"/>
        </table:table-row>
        <table:named-expressions>
          <table:named-range table:name="_xlnm.Print_Area" table:base-cell-address="$'ACDA Dance Details'.$A$1" table:cell-range-address="$'ACDA Dance Details'.$C$3:.$L$63"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data-style-name="N8000">
      <style:table-cell-properties fo:background-color="transparent"/>
      <style:text-properties fo:color="#0000d4"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25in" fo:margin-bottom="0.25in" fo:margin-left="0.25in" fo:margin-right="0.25in" style:print-page-order="ttb" style:first-page-number="continue" style:scale-to-X="1" style:scale-to-Y="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1/31/2017</text:date>, <text:time>22:08:22</text:time></text:p>
        </style:region-right>
      </style:header>
      <style:header-left style:display="false"/>
      <style:footer>
        <text:p>Page <text:page-number>1</text:page-number> / <text:page-count>99</text:page-count></text:p>
      </style:footer>
      <style:footer-left style:display="false"/>
    </style:master-page>
    <style:master-page style:name="PageStyle_5f_ACDA_20_Dance_20_Details" style:display-name="PageStyle_ACDA Dance 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21:48:53</meta:creation-date>
    <dc:date>2017-01-31T22:08:22</dc:date>
    <meta:editing-duration>PT4M29S</meta:editing-duration>
    <meta:editing-cycles>1</meta:editing-cycles>
    <meta:document-statistic meta:table-count="1" meta:cell-count="56" meta:object-count="1"/>
    <meta:generator>OpenOffice/4.1.1$Unix OpenOffice.org_project/411m6$Build-9775</meta:generator>
  </office:meta>
</office:document-meta>
</file>